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5pt" style:text-underline-style="solid" style:text-underline-width="auto" style:text-underline-color="font-color" officeooo:rsid="000be875" officeooo:paragraph-rsid="000be875" style:font-size-asian="15pt" style:font-size-complex="15pt"/>
    </style:style>
    <style:style style:name="P2" style:family="paragraph" style:parent-style-name="Standard">
      <style:paragraph-properties fo:text-align="start" style:justify-single-word="false"/>
      <style:text-properties officeooo:rsid="00101c61" officeooo:paragraph-rsid="00101c61"/>
    </style:style>
    <style:style style:name="P3" style:family="paragraph" style:parent-style-name="Standard">
      <style:paragraph-properties fo:text-align="start" style:justify-single-word="false"/>
      <style:text-properties officeooo:rsid="00103605" officeooo:paragraph-rsid="00103605"/>
    </style:style>
    <style:style style:name="P4" style:family="paragraph" style:parent-style-name="Standard">
      <style:paragraph-properties fo:text-align="start" style:justify-single-word="false"/>
      <style:text-properties officeooo:rsid="00119151" officeooo:paragraph-rsid="00131838"/>
    </style:style>
    <style:style style:name="P5" style:family="paragraph" style:parent-style-name="Standard">
      <style:paragraph-properties fo:text-align="start" style:justify-single-word="false"/>
      <style:text-properties officeooo:rsid="00131838" officeooo:paragraph-rsid="00131838"/>
    </style:style>
    <style:style style:name="P6" style:family="paragraph" style:parent-style-name="Standard">
      <style:paragraph-properties fo:text-align="start" style:justify-single-word="false"/>
      <style:text-properties officeooo:rsid="002fb929" officeooo:paragraph-rsid="002fb929"/>
    </style:style>
    <style:style style:name="P7" style:family="paragraph" style:parent-style-name="Standard">
      <style:paragraph-properties fo:text-align="start" style:justify-single-word="false"/>
      <style:text-properties fo:color="#000000" fo:font-size="15pt" style:text-underline-style="none" fo:font-weight="normal" officeooo:rsid="000ced74" officeooo:paragraph-rsid="000ced74"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color="#000000" fo:font-size="15pt" style:text-underline-style="none" fo:font-weight="normal" officeooo:rsid="000f9f53" officeooo:paragraph-rsid="000f9f53"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color="#000000" fo:font-size="15pt" style:text-underline-style="none" fo:font-weight="normal" officeooo:rsid="00103605" officeooo:paragraph-rsid="00103605"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color="#000000" fo:font-size="15pt" style:text-underline-style="none" fo:font-weight="normal" officeooo:rsid="00119151" officeooo:paragraph-rsid="00119151"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color="#000000" fo:font-size="15pt" style:text-underline-style="none" fo:font-weight="normal" officeooo:rsid="00119151" officeooo:paragraph-rsid="00131838"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color="#000000" fo:font-size="15pt" style:text-underline-style="none" fo:font-weight="normal" officeooo:rsid="0013901a" officeooo:paragraph-rsid="0013901a"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color="#000000" fo:font-size="15pt" style:text-underline-style="none" fo:font-weight="normal" officeooo:rsid="001586a6" officeooo:paragraph-rsid="001586a6"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color="#000000" fo:font-size="15pt" style:text-underline-style="none" fo:font-weight="normal" officeooo:rsid="001948ef" officeooo:paragraph-rsid="001948ef"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color="#000000" fo:font-size="15pt" style:text-underline-style="none" fo:font-weight="normal" officeooo:rsid="001ae3a5" officeooo:paragraph-rsid="001ae3a5"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color="#000000" fo:font-size="15pt" style:text-underline-style="none" fo:font-weight="normal" officeooo:rsid="001c70eb" officeooo:paragraph-rsid="001c70eb" style:font-size-asian="15pt" style:font-weight-asian="normal" style:font-size-complex="15pt" style:font-weight-complex="normal"/>
    </style:style>
    <style:style style:name="P17" style:family="paragraph" style:parent-style-name="Standard">
      <style:paragraph-properties fo:text-align="start" style:justify-single-word="false"/>
      <style:text-properties fo:color="#000000" fo:font-size="15pt" style:text-underline-style="none" fo:font-weight="normal" officeooo:rsid="001e1361" officeooo:paragraph-rsid="001e1361" style:font-size-asian="15pt" style:font-weight-asian="normal" style:font-size-complex="15pt" style:font-weight-complex="normal"/>
    </style:style>
    <style:style style:name="P18" style:family="paragraph" style:parent-style-name="Standard">
      <style:paragraph-properties fo:text-align="start" style:justify-single-word="false"/>
      <style:text-properties fo:color="#000000" fo:font-size="15pt" style:text-underline-style="none" fo:font-weight="normal" officeooo:rsid="001e9f9c" officeooo:paragraph-rsid="001e9f9c" style:font-size-asian="15pt" style:font-weight-asian="normal" style:font-size-complex="15pt" style:font-weight-complex="normal"/>
    </style:style>
    <style:style style:name="P19" style:family="paragraph" style:parent-style-name="Standard">
      <style:paragraph-properties fo:text-align="start" style:justify-single-word="false"/>
      <style:text-properties fo:color="#000000" fo:font-size="15pt" style:text-underline-style="none" fo:font-weight="normal" officeooo:rsid="0021efae" officeooo:paragraph-rsid="0021efae"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color="#000000" fo:font-size="15pt" style:text-underline-style="none" fo:font-weight="normal" officeooo:rsid="002fb929" officeooo:paragraph-rsid="002fb929"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color="#000000" fo:font-size="15pt" style:text-underline-style="none" fo:font-weight="normal" officeooo:rsid="002fcbb8" officeooo:paragraph-rsid="002fcbb8"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fo:color="#000000" fo:font-size="15pt" style:text-underline-style="none" fo:font-weight="normal" officeooo:rsid="0022c64c" officeooo:paragraph-rsid="0022c64c"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fo:color="#000000" fo:font-size="15pt" style:text-underline-style="none" fo:font-weight="normal" officeooo:rsid="00276a39" officeooo:paragraph-rsid="00276a39"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fo:color="#000000" fo:font-size="15pt" style:text-underline-style="none" fo:font-weight="normal" officeooo:rsid="0034b36d" officeooo:paragraph-rsid="0034b36d"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fo:color="#000000" fo:font-size="15pt" style:text-underline-style="none" fo:font-weight="normal" officeooo:rsid="003837b8" officeooo:paragraph-rsid="003837b8"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fo:color="#000000" fo:font-size="15pt" style:text-underline-style="none" fo:font-weight="normal" officeooo:rsid="003b5c6c" officeooo:paragraph-rsid="003b5c6c"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fo:color="#000000" fo:font-size="15pt" style:text-underline-style="none" fo:font-weight="normal" officeooo:rsid="003e67c3" officeooo:paragraph-rsid="003e67c3"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color="#000000" fo:font-size="15pt" style:text-underline-style="none" fo:font-weight="normal" officeooo:rsid="004b0a55" officeooo:paragraph-rsid="004b0a55"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fo:color="#000000" fo:font-size="15pt" style:text-underline-style="none" fo:font-weight="normal" officeooo:rsid="004bf9d5" officeooo:paragraph-rsid="004bf9d5"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fo:color="#000000" fo:font-size="15pt" style:text-underline-style="none" fo:font-weight="normal" officeooo:rsid="00507b1c" officeooo:paragraph-rsid="00507b1c" style:font-size-asian="15pt" style:font-weight-asian="normal" style:font-size-complex="15pt" style:font-weight-complex="normal"/>
    </style:style>
    <style:style style:name="P31" style:family="paragraph" style:parent-style-name="Standard">
      <style:paragraph-properties fo:text-align="start" style:justify-single-word="false"/>
      <style:text-properties fo:color="#000000" fo:font-size="15pt" style:text-underline-style="none" fo:font-weight="normal" officeooo:rsid="005207bb" officeooo:paragraph-rsid="005207bb"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fo:color="#000000" fo:font-size="15pt" style:text-underline-style="none" fo:font-weight="normal" officeooo:rsid="0054c97c" officeooo:paragraph-rsid="0054c97c" style:font-size-asian="15pt" style:font-weight-asian="normal" style:font-size-complex="15pt" style:font-weight-complex="normal"/>
    </style:style>
    <style:style style:name="P33" style:family="paragraph" style:parent-style-name="Standard">
      <style:paragraph-properties fo:text-align="start" style:justify-single-word="false"/>
      <style:text-properties fo:color="#000000" fo:font-size="15pt" style:text-underline-style="none" fo:font-weight="normal" officeooo:rsid="005695bc" officeooo:paragraph-rsid="005695bc" style:font-size-asian="15pt" style:font-weight-asian="normal" style:font-size-complex="15pt" style:font-weight-complex="normal"/>
    </style:style>
    <style:style style:name="P34" style:family="paragraph" style:parent-style-name="Standard">
      <style:paragraph-properties fo:text-align="start" style:justify-single-word="false"/>
      <style:text-properties fo:color="#000000" fo:font-size="15pt" style:text-underline-style="none" fo:font-weight="normal" officeooo:rsid="0059859d" officeooo:paragraph-rsid="0059859d" style:font-size-asian="15pt" style:font-weight-asian="normal" style:font-size-complex="15pt" style:font-weight-complex="normal"/>
    </style:style>
    <style:style style:name="P35" style:family="paragraph" style:parent-style-name="Standard">
      <style:paragraph-properties fo:text-align="start" style:justify-single-word="false"/>
      <style:text-properties fo:color="#000000" fo:font-size="15pt" style:text-underline-style="none" fo:font-weight="normal" officeooo:rsid="005a62e5" officeooo:paragraph-rsid="005a62e5" style:font-size-asian="15pt" style:font-weight-asian="normal" style:font-size-complex="15pt" style:font-weight-complex="normal"/>
    </style:style>
    <style:style style:name="P36" style:family="paragraph" style:parent-style-name="Standard">
      <style:paragraph-properties fo:text-align="start" style:justify-single-word="false"/>
      <style:text-properties fo:color="#000000" fo:font-size="15pt" style:text-underline-style="none" fo:font-weight="normal" officeooo:rsid="005d1643" officeooo:paragraph-rsid="005d1643" style:font-size-asian="15pt" style:font-weight-asian="normal" style:font-size-complex="15pt" style:font-weight-complex="normal"/>
    </style:style>
    <style:style style:name="P37" style:family="paragraph" style:parent-style-name="Standard">
      <style:paragraph-properties fo:text-align="start" style:justify-single-word="false"/>
      <style:text-properties fo:color="#000000" fo:font-size="15pt" style:text-underline-style="none" fo:font-weight="normal" officeooo:rsid="005dded6" officeooo:paragraph-rsid="005dded6" style:font-size-asian="15pt" style:font-weight-asian="normal" style:font-size-complex="15pt" style:font-weight-complex="normal"/>
    </style:style>
    <style:style style:name="P38" style:family="paragraph" style:parent-style-name="Standard">
      <style:paragraph-properties fo:text-align="start" style:justify-single-word="false"/>
      <style:text-properties fo:color="#000000" fo:font-size="15pt" style:text-underline-style="none" fo:font-weight="normal" officeooo:rsid="00617fc0" officeooo:paragraph-rsid="00617fc0" style:font-size-asian="15pt" style:font-weight-asian="normal" style:font-size-complex="15pt" style:font-weight-complex="normal"/>
    </style:style>
    <style:style style:name="P39" style:family="paragraph" style:parent-style-name="Standard">
      <style:paragraph-properties fo:text-align="start" style:justify-single-word="false"/>
      <style:text-properties fo:color="#000000" fo:font-size="15pt" style:text-underline-style="none" fo:font-weight="normal" officeooo:rsid="0062d3ea" officeooo:paragraph-rsid="0062d3ea" style:font-size-asian="15pt" style:font-weight-asian="normal" style:font-size-complex="15pt" style:font-weight-complex="normal"/>
    </style:style>
    <style:style style:name="P40" style:family="paragraph" style:parent-style-name="Standard">
      <style:paragraph-properties fo:text-align="start" style:justify-single-word="false"/>
      <style:text-properties fo:color="#000000" fo:font-size="15pt" style:text-underline-style="none" fo:font-weight="normal" officeooo:rsid="0063b3c3" officeooo:paragraph-rsid="0063b3c3" style:font-size-asian="15pt" style:font-weight-asian="normal" style:font-size-complex="15pt" style:font-weight-complex="normal"/>
    </style:style>
    <style:style style:name="P41" style:family="paragraph" style:parent-style-name="Standard" style:list-style-name="L1">
      <style:paragraph-properties fo:text-align="start" style:justify-single-word="false"/>
      <style:text-properties fo:color="#000000" fo:font-size="15pt" style:text-underline-style="none" fo:font-weight="normal" officeooo:rsid="000ced74" officeooo:paragraph-rsid="000ced74" style:font-size-asian="15pt" style:font-weight-asian="normal" style:font-size-complex="15pt" style:font-weight-complex="normal"/>
    </style:style>
    <style:style style:name="P42" style:family="paragraph" style:parent-style-name="Standard" style:list-style-name="L1">
      <style:paragraph-properties fo:text-align="start" style:justify-single-word="false"/>
      <style:text-properties fo:color="#000000" fo:font-size="15pt" style:text-underline-style="none" fo:font-weight="normal" officeooo:rsid="000de8ba" officeooo:paragraph-rsid="000de8ba" style:font-size-asian="15pt" style:font-weight-asian="normal" style:font-size-complex="15pt" style:font-weight-complex="normal"/>
    </style:style>
    <style:style style:name="P43" style:family="paragraph" style:parent-style-name="Standard" style:list-style-name="L1">
      <style:paragraph-properties fo:text-align="start" style:justify-single-word="false"/>
      <style:text-properties fo:color="#000000" fo:font-size="15pt" style:text-underline-style="none" fo:font-weight="normal" officeooo:rsid="000edee7" officeooo:paragraph-rsid="000edee7" style:font-size-asian="15pt" style:font-weight-asian="normal" style:font-size-complex="15pt" style:font-weight-complex="normal"/>
    </style:style>
    <style:style style:name="P44" style:family="paragraph" style:parent-style-name="Standard" style:list-style-name="L1">
      <style:paragraph-properties fo:text-align="start" style:justify-single-word="false"/>
      <style:text-properties fo:color="#000000" fo:font-size="15pt" style:text-underline-style="none" fo:font-weight="normal" officeooo:rsid="000f9f53" officeooo:paragraph-rsid="000f9f53" style:font-size-asian="15pt" style:font-weight-asian="normal" style:font-size-complex="15pt" style:font-weight-complex="normal"/>
    </style:style>
    <style:style style:name="P45" style:family="paragraph" style:parent-style-name="Standard" style:list-style-name="L2">
      <style:paragraph-properties fo:text-align="start" style:justify-single-word="false"/>
      <style:text-properties fo:color="#000000" fo:font-size="15pt" style:text-underline-style="none" fo:font-weight="normal" officeooo:rsid="0013901a" officeooo:paragraph-rsid="0013901a" style:font-size-asian="15pt" style:font-weight-asian="normal" style:font-size-complex="15pt" style:font-weight-complex="normal"/>
    </style:style>
    <style:style style:name="P46" style:family="paragraph" style:parent-style-name="Standard" style:list-style-name="L2">
      <style:paragraph-properties fo:text-align="start" style:justify-single-word="false"/>
      <style:text-properties fo:color="#000000" fo:font-size="15pt" style:text-underline-style="none" fo:font-weight="normal" officeooo:rsid="00148b70" officeooo:paragraph-rsid="00148b70" style:font-size-asian="15pt" style:font-weight-asian="normal" style:font-size-complex="15pt" style:font-weight-complex="normal"/>
    </style:style>
    <style:style style:name="P47" style:family="paragraph" style:parent-style-name="Standard" style:list-style-name="L3">
      <style:paragraph-properties fo:text-align="start" style:justify-single-word="false"/>
      <style:text-properties fo:color="#000000" fo:font-size="15pt" style:text-underline-style="none" fo:font-weight="normal" officeooo:rsid="001586a6" officeooo:paragraph-rsid="001586a6" style:font-size-asian="15pt" style:font-weight-asian="normal" style:font-size-complex="15pt" style:font-weight-complex="normal"/>
    </style:style>
    <style:style style:name="P48" style:family="paragraph" style:parent-style-name="Standard" style:list-style-name="L3">
      <style:paragraph-properties fo:text-align="start" style:justify-single-word="false"/>
      <style:text-properties fo:color="#000000" fo:font-size="15pt" style:text-underline-style="none" fo:font-weight="normal" officeooo:rsid="00177d49" officeooo:paragraph-rsid="00177d49" style:font-size-asian="15pt" style:font-weight-asian="normal" style:font-size-complex="15pt" style:font-weight-complex="normal"/>
    </style:style>
    <style:style style:name="P49" style:family="paragraph" style:parent-style-name="Standard" style:list-style-name="L3">
      <style:paragraph-properties fo:text-align="start" style:justify-single-word="false"/>
      <style:text-properties fo:color="#000000" fo:font-size="15pt" style:text-underline-style="none" fo:font-weight="normal" officeooo:rsid="0017fd39" officeooo:paragraph-rsid="0017fd39" style:font-size-asian="15pt" style:font-weight-asian="normal" style:font-size-complex="15pt" style:font-weight-complex="normal"/>
    </style:style>
    <style:style style:name="P50" style:family="paragraph" style:parent-style-name="Standard" style:list-style-name="L3">
      <style:paragraph-properties fo:text-align="start" style:justify-single-word="false"/>
      <style:text-properties fo:color="#000000" fo:font-size="15pt" style:text-underline-style="none" fo:font-weight="normal" officeooo:rsid="001948ef" officeooo:paragraph-rsid="001948ef" style:font-size-asian="15pt" style:font-weight-asian="normal" style:font-size-complex="15pt" style:font-weight-complex="normal"/>
    </style:style>
    <style:style style:name="P51" style:family="paragraph" style:parent-style-name="Standard" style:list-style-name="L4">
      <style:paragraph-properties fo:text-align="start" style:justify-single-word="false"/>
      <style:text-properties fo:color="#000000" fo:font-size="15pt" style:text-underline-style="none" fo:font-weight="normal" officeooo:rsid="001ae3a5" officeooo:paragraph-rsid="001ae3a5" style:font-size-asian="15pt" style:font-weight-asian="normal" style:font-size-complex="15pt" style:font-weight-complex="normal"/>
    </style:style>
    <style:style style:name="P52" style:family="paragraph" style:parent-style-name="Standard" style:list-style-name="L4">
      <style:paragraph-properties fo:text-align="start" style:justify-single-word="false"/>
      <style:text-properties fo:color="#000000" fo:font-size="15pt" style:text-underline-style="none" fo:font-weight="normal" officeooo:rsid="001c70eb" officeooo:paragraph-rsid="001c70eb" style:font-size-asian="15pt" style:font-weight-asian="normal" style:font-size-complex="15pt" style:font-weight-complex="normal"/>
    </style:style>
    <style:style style:name="P53" style:family="paragraph" style:parent-style-name="Standard" style:list-style-name="L5">
      <style:paragraph-properties fo:text-align="start" style:justify-single-word="false"/>
      <style:text-properties fo:color="#000000" fo:font-size="15pt" style:text-underline-style="none" fo:font-weight="normal" officeooo:rsid="001e1361" officeooo:paragraph-rsid="001e1361" style:font-size-asian="15pt" style:font-weight-asian="normal" style:font-size-complex="15pt" style:font-weight-complex="normal"/>
    </style:style>
    <style:style style:name="P54" style:family="paragraph" style:parent-style-name="Standard" style:list-style-name="L6">
      <style:paragraph-properties fo:text-align="start" style:justify-single-word="false"/>
      <style:text-properties fo:color="#000000" fo:font-size="15pt" style:text-underline-style="none" fo:font-weight="normal" officeooo:rsid="001e9f9c" officeooo:paragraph-rsid="001e9f9c" style:font-size-asian="15pt" style:font-weight-asian="normal" style:font-size-complex="15pt" style:font-weight-complex="normal"/>
    </style:style>
    <style:style style:name="P55" style:family="paragraph" style:parent-style-name="Standard" style:list-style-name="L6">
      <style:paragraph-properties fo:text-align="start" style:justify-single-word="false"/>
      <style:text-properties fo:color="#000000" fo:font-size="15pt" style:text-underline-style="none" fo:font-weight="normal" officeooo:rsid="001ea431" officeooo:paragraph-rsid="001ea431" style:font-size-asian="15pt" style:font-weight-asian="normal" style:font-size-complex="15pt" style:font-weight-complex="normal"/>
    </style:style>
    <style:style style:name="P56" style:family="paragraph" style:parent-style-name="Standard" style:list-style-name="L6">
      <style:paragraph-properties fo:text-align="start" style:justify-single-word="false"/>
      <style:text-properties fo:color="#000000" fo:font-size="15pt" style:text-underline-style="none" fo:font-weight="normal" officeooo:rsid="001f03f2" officeooo:paragraph-rsid="001f03f2" style:font-size-asian="15pt" style:font-weight-asian="normal" style:font-size-complex="15pt" style:font-weight-complex="normal"/>
    </style:style>
    <style:style style:name="P57" style:family="paragraph" style:parent-style-name="Standard" style:list-style-name="L6">
      <style:paragraph-properties fo:text-align="start" style:justify-single-word="false"/>
      <style:text-properties fo:color="#000000" fo:font-size="15pt" style:text-underline-style="none" fo:font-weight="normal" officeooo:rsid="0021efae" officeooo:paragraph-rsid="0021efae" style:font-size-asian="15pt" style:font-weight-asian="normal" style:font-size-complex="15pt" style:font-weight-complex="normal"/>
    </style:style>
    <style:style style:name="P58" style:family="paragraph" style:parent-style-name="Standard" style:list-style-name="L6">
      <style:paragraph-properties fo:text-align="start" style:justify-single-word="false"/>
      <style:text-properties fo:color="#000000" fo:font-size="15pt" style:text-underline-style="none" fo:font-weight="normal" officeooo:rsid="002d0f85" officeooo:paragraph-rsid="002d0f85" style:font-size-asian="15pt" style:font-weight-asian="normal" style:font-size-complex="15pt" style:font-weight-complex="normal"/>
    </style:style>
    <style:style style:name="P59" style:family="paragraph" style:parent-style-name="Standard" style:list-style-name="L6">
      <style:paragraph-properties fo:text-align="start" style:justify-single-word="false"/>
      <style:text-properties fo:color="#000000" fo:font-size="15pt" style:text-underline-style="none" fo:font-weight="normal" officeooo:rsid="002e5797" officeooo:paragraph-rsid="002e5797" style:font-size-asian="15pt" style:font-weight-asian="normal" style:font-size-complex="15pt" style:font-weight-complex="normal"/>
    </style:style>
    <style:style style:name="P60" style:family="paragraph" style:parent-style-name="Standard" style:list-style-name="L6">
      <style:paragraph-properties fo:text-align="start" style:justify-single-word="false"/>
      <style:text-properties fo:color="#000000" fo:font-size="15pt" style:text-underline-style="none" fo:font-weight="normal" officeooo:rsid="002f73a8" officeooo:paragraph-rsid="002f73a8" style:font-size-asian="15pt" style:font-weight-asian="normal" style:font-size-complex="15pt" style:font-weight-complex="normal"/>
    </style:style>
    <style:style style:name="P61" style:family="paragraph" style:parent-style-name="Standard" style:list-style-name="L6">
      <style:paragraph-properties fo:text-align="start" style:justify-single-word="false"/>
      <style:text-properties fo:color="#000000" fo:font-size="15pt" style:text-underline-style="none" fo:font-weight="normal" officeooo:rsid="002fb929" officeooo:paragraph-rsid="002fb929" style:font-size-asian="15pt" style:font-weight-asian="normal" style:font-size-complex="15pt" style:font-weight-complex="normal"/>
    </style:style>
    <style:style style:name="P62" style:family="paragraph" style:parent-style-name="Standard" style:list-style-name="L7">
      <style:paragraph-properties fo:text-align="start" style:justify-single-word="false"/>
      <style:text-properties fo:color="#000000" fo:font-size="15pt" style:text-underline-style="none" fo:font-weight="normal" officeooo:rsid="0030e190" officeooo:paragraph-rsid="0030e190" style:font-size-asian="15pt" style:font-weight-asian="normal" style:font-size-complex="15pt" style:font-weight-complex="normal"/>
    </style:style>
    <style:style style:name="P63" style:family="paragraph" style:parent-style-name="Standard" style:list-style-name="L8">
      <style:paragraph-properties fo:text-align="start" style:justify-single-word="false"/>
      <style:text-properties fo:color="#000000" fo:font-size="15pt" style:text-underline-style="none" fo:font-weight="normal" officeooo:rsid="0022c64c" officeooo:paragraph-rsid="0022c64c" style:font-size-asian="15pt" style:font-weight-asian="normal" style:font-size-complex="15pt" style:font-weight-complex="normal"/>
    </style:style>
    <style:style style:name="P64" style:family="paragraph" style:parent-style-name="Standard" style:list-style-name="L8">
      <style:paragraph-properties fo:text-align="start" style:justify-single-word="false"/>
      <style:text-properties fo:color="#000000" fo:font-size="15pt" style:text-underline-style="none" fo:font-weight="normal" officeooo:rsid="0024be0f" officeooo:paragraph-rsid="0024be0f" style:font-size-asian="15pt" style:font-weight-asian="normal" style:font-size-complex="15pt" style:font-weight-complex="normal"/>
    </style:style>
    <style:style style:name="P65" style:family="paragraph" style:parent-style-name="Standard" style:list-style-name="L8">
      <style:paragraph-properties fo:text-align="start" style:justify-single-word="false"/>
      <style:text-properties fo:color="#000000" fo:font-size="15pt" style:text-underline-style="none" fo:font-weight="normal" officeooo:rsid="0025b20b" officeooo:paragraph-rsid="0025b20b" style:font-size-asian="15pt" style:font-weight-asian="normal" style:font-size-complex="15pt" style:font-weight-complex="normal"/>
    </style:style>
    <style:style style:name="P66" style:family="paragraph" style:parent-style-name="Standard" style:list-style-name="L8">
      <style:paragraph-properties fo:text-align="start" style:justify-single-word="false"/>
      <style:text-properties fo:color="#000000" fo:font-size="15pt" style:text-underline-style="none" fo:font-weight="normal" officeooo:rsid="00263d25" officeooo:paragraph-rsid="00263d25" style:font-size-asian="15pt" style:font-weight-asian="normal" style:font-size-complex="15pt" style:font-weight-complex="normal"/>
    </style:style>
    <style:style style:name="P67" style:family="paragraph" style:parent-style-name="Standard" style:list-style-name="L9">
      <style:paragraph-properties fo:text-align="start" style:justify-single-word="false"/>
      <style:text-properties fo:color="#000000" fo:font-size="15pt" style:text-underline-style="none" fo:font-weight="normal" officeooo:rsid="00276a39" officeooo:paragraph-rsid="00276a39" style:font-size-asian="15pt" style:font-weight-asian="normal" style:font-size-complex="15pt" style:font-weight-complex="normal"/>
    </style:style>
    <style:style style:name="P68" style:family="paragraph" style:parent-style-name="Standard" style:list-style-name="L9">
      <style:paragraph-properties fo:text-align="start" style:justify-single-word="false"/>
      <style:text-properties fo:color="#000000" fo:font-size="15pt" style:text-underline-style="none" fo:font-weight="normal" officeooo:rsid="00278bd3" officeooo:paragraph-rsid="00278bd3" style:font-size-asian="15pt" style:font-weight-asian="normal" style:font-size-complex="15pt" style:font-weight-complex="normal"/>
    </style:style>
    <style:style style:name="P69" style:family="paragraph" style:parent-style-name="Standard" style:list-style-name="L9">
      <style:paragraph-properties fo:text-align="start" style:justify-single-word="false"/>
      <style:text-properties fo:color="#000000" fo:font-size="15pt" style:text-underline-style="none" fo:font-weight="normal" officeooo:rsid="002968bb" officeooo:paragraph-rsid="002968bb" style:font-size-asian="15pt" style:font-weight-asian="normal" style:font-size-complex="15pt" style:font-weight-complex="normal"/>
    </style:style>
    <style:style style:name="P70" style:family="paragraph" style:parent-style-name="Standard" style:list-style-name="L9">
      <style:paragraph-properties fo:text-align="start" style:justify-single-word="false"/>
      <style:text-properties fo:color="#000000" fo:font-size="15pt" style:text-underline-style="none" fo:font-weight="normal" officeooo:rsid="002a9d54" officeooo:paragraph-rsid="002a9d54" style:font-size-asian="15pt" style:font-weight-asian="normal" style:font-size-complex="15pt" style:font-weight-complex="normal"/>
    </style:style>
    <style:style style:name="P71" style:family="paragraph" style:parent-style-name="Standard" style:list-style-name="L9">
      <style:paragraph-properties fo:text-align="start" style:justify-single-word="false"/>
      <style:text-properties fo:color="#000000" fo:font-size="15pt" style:text-underline-style="none" fo:font-weight="normal" officeooo:rsid="002b17ce" officeooo:paragraph-rsid="002b17ce" style:font-size-asian="15pt" style:font-weight-asian="normal" style:font-size-complex="15pt" style:font-weight-complex="normal"/>
    </style:style>
    <style:style style:name="P72" style:family="paragraph" style:parent-style-name="Standard" style:list-style-name="L10">
      <style:paragraph-properties fo:text-align="start" style:justify-single-word="false"/>
      <style:text-properties fo:color="#000000" fo:font-size="15pt" style:text-underline-style="none" fo:font-weight="normal" officeooo:rsid="00369d70" officeooo:paragraph-rsid="00369d70" style:font-size-asian="15pt" style:font-weight-asian="normal" style:font-size-complex="15pt" style:font-weight-complex="normal"/>
    </style:style>
    <style:style style:name="P73" style:family="paragraph" style:parent-style-name="Standard" style:list-style-name="L10">
      <style:paragraph-properties fo:text-align="start" style:justify-single-word="false"/>
      <style:text-properties fo:color="#000000" fo:font-size="15pt" style:text-underline-style="none" fo:font-weight="normal" officeooo:rsid="003837b8" officeooo:paragraph-rsid="003837b8" style:font-size-asian="15pt" style:font-weight-asian="normal" style:font-size-complex="15pt" style:font-weight-complex="normal"/>
    </style:style>
    <style:style style:name="P74" style:family="paragraph" style:parent-style-name="Standard" style:list-style-name="L11">
      <style:paragraph-properties fo:text-align="start" style:justify-single-word="false"/>
      <style:text-properties fo:color="#000000" fo:font-size="15pt" style:text-underline-style="none" fo:font-weight="normal" officeooo:rsid="003837b8" officeooo:paragraph-rsid="003837b8" style:font-size-asian="15pt" style:font-weight-asian="normal" style:font-size-complex="15pt" style:font-weight-complex="normal"/>
    </style:style>
    <style:style style:name="P75" style:family="paragraph" style:parent-style-name="Standard" style:list-style-name="L11">
      <style:paragraph-properties fo:text-align="start" style:justify-single-word="false"/>
      <style:text-properties fo:color="#000000" fo:font-size="15pt" style:text-underline-style="none" fo:font-weight="normal" officeooo:rsid="0039dc2b" officeooo:paragraph-rsid="0039dc2b" style:font-size-asian="15pt" style:font-weight-asian="normal" style:font-size-complex="15pt" style:font-weight-complex="normal"/>
    </style:style>
    <style:style style:name="P76" style:family="paragraph" style:parent-style-name="Standard" style:list-style-name="L11">
      <style:paragraph-properties fo:text-align="start" style:justify-single-word="false"/>
      <style:text-properties fo:color="#000000" fo:font-size="15pt" style:text-underline-style="none" fo:font-weight="normal" officeooo:rsid="003b5c6c" officeooo:paragraph-rsid="003b5c6c" style:font-size-asian="15pt" style:font-weight-asian="normal" style:font-size-complex="15pt" style:font-weight-complex="normal"/>
    </style:style>
    <style:style style:name="P77" style:family="paragraph" style:parent-style-name="Standard" style:list-style-name="L12">
      <style:paragraph-properties fo:text-align="start" style:justify-single-word="false"/>
      <style:text-properties fo:color="#000000" fo:font-size="15pt" style:text-underline-style="none" fo:font-weight="normal" officeooo:rsid="003e67c3" officeooo:paragraph-rsid="003e67c3" style:font-size-asian="15pt" style:font-weight-asian="normal" style:font-size-complex="15pt" style:font-weight-complex="normal"/>
    </style:style>
    <style:style style:name="P78" style:family="paragraph" style:parent-style-name="Standard" style:list-style-name="L12">
      <style:paragraph-properties fo:text-align="start" style:justify-single-word="false"/>
      <style:text-properties fo:color="#000000" fo:font-size="15pt" style:text-underline-style="none" fo:font-weight="normal" officeooo:rsid="003e8756" officeooo:paragraph-rsid="003e8756" style:font-size-asian="15pt" style:font-weight-asian="normal" style:font-size-complex="15pt" style:font-weight-complex="normal"/>
    </style:style>
    <style:style style:name="P79" style:family="paragraph" style:parent-style-name="Standard" style:list-style-name="L12">
      <style:paragraph-properties fo:text-align="start" style:justify-single-word="false"/>
      <style:text-properties fo:color="#000000" fo:font-size="15pt" style:text-underline-style="none" fo:font-weight="normal" officeooo:rsid="003e8756" officeooo:paragraph-rsid="003f4ec1" style:font-size-asian="15pt" style:font-weight-asian="normal" style:font-size-complex="15pt" style:font-weight-complex="normal"/>
    </style:style>
    <style:style style:name="P80" style:family="paragraph" style:parent-style-name="Standard" style:list-style-name="L12">
      <style:paragraph-properties fo:text-align="start" style:justify-single-word="false"/>
      <style:text-properties fo:color="#000000" fo:font-size="15pt" style:text-underline-style="none" fo:font-weight="normal" officeooo:rsid="003e8756" officeooo:paragraph-rsid="00443d12" style:font-size-asian="15pt" style:font-weight-asian="normal" style:font-size-complex="15pt" style:font-weight-complex="normal"/>
    </style:style>
    <style:style style:name="P81" style:family="paragraph" style:parent-style-name="Standard" style:list-style-name="L12">
      <style:paragraph-properties fo:text-align="start" style:justify-single-word="false"/>
      <style:text-properties fo:color="#000000" fo:font-size="15pt" style:text-underline-style="none" fo:font-weight="normal" officeooo:rsid="003f4ec1" officeooo:paragraph-rsid="003f4ec1" style:font-size-asian="15pt" style:font-weight-asian="normal" style:font-size-complex="15pt" style:font-weight-complex="normal"/>
    </style:style>
    <style:style style:name="P82" style:family="paragraph" style:parent-style-name="Standard" style:list-style-name="L12">
      <style:paragraph-properties fo:text-align="start" style:justify-single-word="false"/>
      <style:text-properties fo:color="#000000" fo:font-size="15pt" style:text-underline-style="none" fo:font-weight="normal" officeooo:rsid="0040d54d" officeooo:paragraph-rsid="0040d54d" style:font-size-asian="15pt" style:font-weight-asian="normal" style:font-size-complex="15pt" style:font-weight-complex="normal"/>
    </style:style>
    <style:style style:name="P83" style:family="paragraph" style:parent-style-name="Standard" style:list-style-name="L12">
      <style:paragraph-properties fo:text-align="start" style:justify-single-word="false"/>
      <style:text-properties fo:color="#000000" fo:font-size="15pt" style:text-underline-style="none" fo:font-weight="normal" officeooo:rsid="0040d54d" officeooo:paragraph-rsid="0042c59b" style:font-size-asian="15pt" style:font-weight-asian="normal" style:font-size-complex="15pt" style:font-weight-complex="normal"/>
    </style:style>
    <style:style style:name="P84" style:family="paragraph" style:parent-style-name="Standard" style:list-style-name="L12">
      <style:paragraph-properties fo:text-align="start" style:justify-single-word="false"/>
      <style:text-properties fo:color="#000000" fo:font-size="15pt" style:text-underline-style="none" fo:font-weight="normal" officeooo:rsid="0042c59b" officeooo:paragraph-rsid="0043a094" style:font-size-asian="15pt" style:font-weight-asian="normal" style:font-size-complex="15pt" style:font-weight-complex="normal"/>
    </style:style>
    <style:style style:name="P85" style:family="paragraph" style:parent-style-name="Standard" style:list-style-name="L12">
      <style:paragraph-properties fo:text-align="start" style:justify-single-word="false"/>
      <style:text-properties fo:color="#000000" fo:font-size="15pt" style:text-underline-style="none" fo:font-weight="normal" officeooo:rsid="0043a094" officeooo:paragraph-rsid="00443d12" style:font-size-asian="15pt" style:font-weight-asian="normal" style:font-size-complex="15pt" style:font-weight-complex="normal"/>
    </style:style>
    <style:style style:name="P86" style:family="paragraph" style:parent-style-name="Standard" style:list-style-name="L12">
      <style:paragraph-properties fo:text-align="start" style:justify-single-word="false"/>
      <style:text-properties fo:color="#000000" fo:font-size="15pt" style:text-underline-style="none" fo:font-weight="normal" officeooo:rsid="00472c06" officeooo:paragraph-rsid="00472c06" style:font-size-asian="15pt" style:font-weight-asian="normal" style:font-size-complex="15pt" style:font-weight-complex="normal"/>
    </style:style>
    <style:style style:name="P87" style:family="paragraph" style:parent-style-name="Standard" style:list-style-name="L12">
      <style:paragraph-properties fo:text-align="start" style:justify-single-word="false"/>
      <style:text-properties fo:color="#000000" fo:font-size="15pt" style:text-underline-style="none" fo:font-weight="normal" officeooo:rsid="004905c9" officeooo:paragraph-rsid="004905c9" style:font-size-asian="15pt" style:font-weight-asian="normal" style:font-size-complex="15pt" style:font-weight-complex="normal"/>
    </style:style>
    <style:style style:name="P88" style:family="paragraph" style:parent-style-name="Standard" style:list-style-name="L12">
      <style:paragraph-properties fo:text-align="start" style:justify-single-word="false"/>
      <style:text-properties fo:color="#000000" fo:font-size="15pt" style:text-underline-style="none" fo:font-weight="normal" officeooo:rsid="004a8cef" officeooo:paragraph-rsid="004a8cef" style:font-size-asian="15pt" style:font-weight-asian="normal" style:font-size-complex="15pt" style:font-weight-complex="normal"/>
    </style:style>
    <style:style style:name="P89" style:family="paragraph" style:parent-style-name="Standard" style:list-style-name="L12">
      <style:paragraph-properties fo:text-align="start" style:justify-single-word="false"/>
      <style:text-properties fo:color="#000000" fo:font-size="15pt" style:text-underline-style="none" fo:font-weight="normal" officeooo:rsid="004b0a55" officeooo:paragraph-rsid="004b0a55" style:font-size-asian="15pt" style:font-weight-asian="normal" style:font-size-complex="15pt" style:font-weight-complex="normal"/>
    </style:style>
    <style:style style:name="P90" style:family="paragraph" style:parent-style-name="Standard" style:list-style-name="L13">
      <style:paragraph-properties fo:text-align="start" style:justify-single-word="false"/>
      <style:text-properties fo:color="#000000" fo:font-size="15pt" style:text-underline-style="none" fo:font-weight="normal" officeooo:rsid="004bf9d5" officeooo:paragraph-rsid="004bf9d5" style:font-size-asian="15pt" style:font-weight-asian="normal" style:font-size-complex="15pt" style:font-weight-complex="normal"/>
    </style:style>
    <style:style style:name="P91" style:family="paragraph" style:parent-style-name="Standard" style:list-style-name="L13">
      <style:paragraph-properties fo:text-align="start" style:justify-single-word="false"/>
      <style:text-properties fo:color="#000000" fo:font-size="15pt" style:text-underline-style="none" fo:font-weight="normal" officeooo:rsid="004d93ba" officeooo:paragraph-rsid="004d93ba" style:font-size-asian="15pt" style:font-weight-asian="normal" style:font-size-complex="15pt" style:font-weight-complex="normal"/>
    </style:style>
    <style:style style:name="P92" style:family="paragraph" style:parent-style-name="Standard" style:list-style-name="L13">
      <style:paragraph-properties fo:text-align="start" style:justify-single-word="false"/>
      <style:text-properties fo:color="#000000" fo:font-size="15pt" style:text-underline-style="none" fo:font-weight="normal" officeooo:rsid="004e255f" officeooo:paragraph-rsid="004e255f" style:font-size-asian="15pt" style:font-weight-asian="normal" style:font-size-complex="15pt" style:font-weight-complex="normal"/>
    </style:style>
    <style:style style:name="P93" style:family="paragraph" style:parent-style-name="Standard" style:list-style-name="L13">
      <style:paragraph-properties fo:text-align="start" style:justify-single-word="false"/>
      <style:text-properties fo:color="#000000" fo:font-size="15pt" style:text-underline-style="none" fo:font-weight="normal" officeooo:rsid="004f4a23" officeooo:paragraph-rsid="004f4a23" style:font-size-asian="15pt" style:font-weight-asian="normal" style:font-size-complex="15pt" style:font-weight-complex="normal"/>
    </style:style>
    <style:style style:name="P94" style:family="paragraph" style:parent-style-name="Standard" style:list-style-name="L13">
      <style:paragraph-properties fo:text-align="start" style:justify-single-word="false"/>
      <style:text-properties fo:color="#000000" fo:font-size="15pt" style:text-underline-style="none" fo:font-weight="normal" officeooo:rsid="00507b1c" officeooo:paragraph-rsid="00507b1c" style:font-size-asian="15pt" style:font-weight-asian="normal" style:font-size-complex="15pt" style:font-weight-complex="normal"/>
    </style:style>
    <style:style style:name="P95" style:family="paragraph" style:parent-style-name="Standard" style:list-style-name="L14">
      <style:paragraph-properties fo:text-align="start" style:justify-single-word="false"/>
      <style:text-properties fo:color="#000000" fo:font-size="15pt" style:text-underline-style="none" fo:font-weight="normal" officeooo:rsid="005207bb" officeooo:paragraph-rsid="005207bb" style:font-size-asian="15pt" style:font-weight-asian="normal" style:font-size-complex="15pt" style:font-weight-complex="normal"/>
    </style:style>
    <style:style style:name="P96" style:family="paragraph" style:parent-style-name="Standard" style:list-style-name="L15">
      <style:paragraph-properties fo:text-align="start" style:justify-single-word="false"/>
      <style:text-properties fo:color="#000000" fo:font-size="15pt" style:text-underline-style="none" fo:font-weight="normal" officeooo:rsid="0054c97c" officeooo:paragraph-rsid="0054c97c" style:font-size-asian="15pt" style:font-weight-asian="normal" style:font-size-complex="15pt" style:font-weight-complex="normal"/>
    </style:style>
    <style:style style:name="P97" style:family="paragraph" style:parent-style-name="Standard" style:list-style-name="L15">
      <style:paragraph-properties fo:text-align="start" style:justify-single-word="false"/>
      <style:text-properties fo:color="#000000" fo:font-size="15pt" style:text-underline-style="none" fo:font-weight="normal" officeooo:rsid="0054ee37" officeooo:paragraph-rsid="0054ee37" style:font-size-asian="15pt" style:font-weight-asian="normal" style:font-size-complex="15pt" style:font-weight-complex="normal"/>
    </style:style>
    <style:style style:name="P98" style:family="paragraph" style:parent-style-name="Standard" style:list-style-name="L15">
      <style:paragraph-properties fo:text-align="start" style:justify-single-word="false"/>
      <style:text-properties fo:color="#000000" fo:font-size="15pt" style:text-underline-style="none" fo:font-weight="normal" officeooo:rsid="0056800a" officeooo:paragraph-rsid="0056800a" style:font-size-asian="15pt" style:font-weight-asian="normal" style:font-size-complex="15pt" style:font-weight-complex="normal"/>
    </style:style>
    <style:style style:name="P99" style:family="paragraph" style:parent-style-name="Standard" style:list-style-name="L15">
      <style:paragraph-properties fo:text-align="start" style:justify-single-word="false"/>
      <style:text-properties fo:color="#000000" fo:font-size="15pt" style:text-underline-style="none" fo:font-weight="normal" officeooo:rsid="005695bc" officeooo:paragraph-rsid="005695bc" style:font-size-asian="15pt" style:font-weight-asian="normal" style:font-size-complex="15pt" style:font-weight-complex="normal"/>
    </style:style>
    <style:style style:name="P100" style:family="paragraph" style:parent-style-name="Standard" style:list-style-name="L16">
      <style:paragraph-properties fo:text-align="start" style:justify-single-word="false"/>
      <style:text-properties fo:color="#000000" fo:font-size="15pt" style:text-underline-style="none" fo:font-weight="normal" officeooo:rsid="005865e0" officeooo:paragraph-rsid="005865e0" style:font-size-asian="15pt" style:font-weight-asian="normal" style:font-size-complex="15pt" style:font-weight-complex="normal"/>
    </style:style>
    <style:style style:name="P101" style:family="paragraph" style:parent-style-name="Standard" style:list-style-name="L16">
      <style:paragraph-properties fo:text-align="start" style:justify-single-word="false"/>
      <style:text-properties fo:color="#000000" fo:font-size="15pt" style:text-underline-style="none" fo:font-weight="normal" officeooo:rsid="0058d8e3" officeooo:paragraph-rsid="0058d8e3" style:font-size-asian="15pt" style:font-weight-asian="normal" style:font-size-complex="15pt" style:font-weight-complex="normal"/>
    </style:style>
    <style:style style:name="P102" style:family="paragraph" style:parent-style-name="Standard" style:list-style-name="L16">
      <style:paragraph-properties fo:text-align="start" style:justify-single-word="false"/>
      <style:text-properties fo:color="#000000" fo:font-size="15pt" style:text-underline-style="none" fo:font-weight="normal" officeooo:rsid="0059859d" officeooo:paragraph-rsid="0059859d" style:font-size-asian="15pt" style:font-weight-asian="normal" style:font-size-complex="15pt" style:font-weight-complex="normal"/>
    </style:style>
    <style:style style:name="P103" style:family="paragraph" style:parent-style-name="Standard" style:list-style-name="L17">
      <style:paragraph-properties fo:text-align="start" style:justify-single-word="false"/>
      <style:text-properties fo:color="#000000" fo:font-size="15pt" style:text-underline-style="none" fo:font-weight="normal" officeooo:rsid="005b5673" officeooo:paragraph-rsid="005b5673" style:font-size-asian="15pt" style:font-weight-asian="normal" style:font-size-complex="15pt" style:font-weight-complex="normal"/>
    </style:style>
    <style:style style:name="P104" style:family="paragraph" style:parent-style-name="Standard" style:list-style-name="L17">
      <style:paragraph-properties fo:text-align="start" style:justify-single-word="false"/>
      <style:text-properties fo:color="#000000" fo:font-size="15pt" style:text-underline-style="none" fo:font-weight="normal" officeooo:rsid="005d1643" officeooo:paragraph-rsid="005d1643" style:font-size-asian="15pt" style:font-weight-asian="normal" style:font-size-complex="15pt" style:font-weight-complex="normal"/>
    </style:style>
    <style:style style:name="P105" style:family="paragraph" style:parent-style-name="Standard" style:list-style-name="L18">
      <style:paragraph-properties fo:text-align="start" style:justify-single-word="false"/>
      <style:text-properties fo:color="#000000" fo:font-size="15pt" style:text-underline-style="none" fo:font-weight="normal" officeooo:rsid="0062d3ea" officeooo:paragraph-rsid="0062d3ea" style:font-size-asian="15pt" style:font-weight-asian="normal" style:font-size-complex="15pt" style:font-weight-complex="normal"/>
    </style:style>
    <style:style style:name="P106" style:family="paragraph" style:parent-style-name="Standard" style:list-style-name="L18">
      <style:paragraph-properties fo:text-align="start" style:justify-single-word="false"/>
      <style:text-properties fo:color="#000000" fo:font-size="15pt" style:text-underline-style="none" fo:font-weight="normal" officeooo:rsid="0063624d" officeooo:paragraph-rsid="0063624d" style:font-size-asian="15pt" style:font-weight-asian="normal" style:font-size-complex="15pt" style:font-weight-complex="normal"/>
    </style:style>
    <style:style style:name="P107" style:family="paragraph" style:parent-style-name="Standard" style:list-style-name="L18">
      <style:paragraph-properties fo:text-align="start" style:justify-single-word="false"/>
      <style:text-properties fo:color="#000000" fo:font-size="15pt" style:text-underline-style="none" fo:font-weight="normal" officeooo:rsid="0063b3c3" officeooo:paragraph-rsid="0063b3c3" style:font-size-asian="15pt" style:font-weight-asian="normal" style:font-size-complex="15pt" style:font-weight-complex="normal"/>
    </style:style>
    <style:style style:name="P108" style:family="paragraph" style:parent-style-name="Standard" style:list-style-name="L19">
      <style:paragraph-properties fo:text-align="start" style:justify-single-word="false"/>
      <style:text-properties fo:color="#000000" fo:font-size="15pt" style:text-underline-style="none" fo:font-weight="normal" officeooo:rsid="00645492" officeooo:paragraph-rsid="00645492" style:font-size-asian="15pt" style:font-weight-asian="normal" style:font-size-complex="15pt" style:font-weight-complex="normal"/>
    </style:style>
    <style:style style:name="P109" style:family="paragraph" style:parent-style-name="Standard" style:list-style-name="L19">
      <style:paragraph-properties fo:text-align="start" style:justify-single-word="false"/>
      <style:text-properties fo:color="#000000" fo:font-size="15pt" style:text-underline-style="none" fo:font-weight="normal" officeooo:rsid="0064d53f" officeooo:paragraph-rsid="0064d53f" style:font-size-asian="15pt" style:font-weight-asian="normal" style:font-size-complex="15pt" style:font-weight-complex="normal"/>
    </style:style>
    <style:style style:name="P110" style:family="paragraph" style:parent-style-name="Standard" style:list-style-name="L1">
      <style:paragraph-properties fo:text-align="start" style:justify-single-word="false"/>
      <style:text-properties officeooo:rsid="000f9f53" officeooo:paragraph-rsid="000f9f53"/>
    </style:style>
    <style:style style:name="P111" style:family="paragraph" style:parent-style-name="Standard" style:list-style-name="L6">
      <style:paragraph-properties fo:text-align="start" style:justify-single-word="false"/>
      <style:text-properties officeooo:rsid="002018c1" officeooo:paragraph-rsid="002018c1"/>
    </style:style>
    <style:style style:name="P112" style:family="paragraph" style:parent-style-name="Standard" style:list-style-name="L6">
      <style:paragraph-properties fo:text-align="start" style:justify-single-word="false"/>
      <style:text-properties officeooo:rsid="00214c36" officeooo:paragraph-rsid="00214c36"/>
    </style:style>
    <style:style style:name="P113" style:family="paragraph" style:parent-style-name="Standard" style:list-style-name="L8">
      <style:paragraph-properties fo:text-align="start" style:justify-single-word="false"/>
      <style:text-properties officeooo:rsid="0022c64c" officeooo:paragraph-rsid="0022c64c"/>
    </style:style>
    <style:style style:name="P114" style:family="paragraph" style:parent-style-name="Standard" style:list-style-name="L10">
      <style:paragraph-properties fo:text-align="start" style:justify-single-word="false"/>
      <style:text-properties officeooo:rsid="00369d70" officeooo:paragraph-rsid="00369d70"/>
    </style:style>
    <style:style style:name="T1" style:family="text">
      <style:text-properties fo:color="#000000" fo:font-size="15pt" style:text-underline-style="none" fo:font-weight="normal" style:font-size-asian="15pt" style:font-weight-asian="normal" style:font-size-complex="15pt" style:font-weight-complex="normal"/>
    </style:style>
    <style:style style:name="T2" style:family="text">
      <style:text-properties fo:color="#000000" fo:font-size="15pt" style:text-underline-style="none" fo:font-weight="normal" officeooo:rsid="00101c61" style:font-size-asian="15pt" style:font-weight-asian="normal" style:font-size-complex="15pt" style:font-weight-complex="normal"/>
    </style:style>
    <style:style style:name="T3" style:family="text">
      <style:text-properties fo:color="#000000" fo:font-size="15pt" style:text-underline-style="none" fo:font-weight="normal" officeooo:rsid="00103605" style:font-size-asian="15pt" style:font-weight-asian="normal" style:font-size-complex="15pt" style:font-weight-complex="normal"/>
    </style:style>
    <style:style style:name="T4" style:family="text">
      <style:text-properties fo:color="#000000" fo:font-size="15pt" style:text-underline-style="none" fo:font-weight="normal" officeooo:rsid="00131838" style:font-size-asian="15pt" style:font-weight-asian="normal" style:font-size-complex="15pt" style:font-weight-complex="normal"/>
    </style:style>
    <style:style style:name="T5" style:family="text">
      <style:text-properties fo:color="#000000" fo:font-size="15pt" style:text-underline-style="none" fo:font-weight="normal" officeooo:rsid="0013901a" style:font-size-asian="15pt" style:font-weight-asian="normal" style:font-size-complex="15pt" style:font-weight-complex="normal"/>
    </style:style>
    <style:style style:name="T6" style:family="text">
      <style:text-properties fo:color="#000000" fo:font-size="15pt" style:text-underline-style="none" fo:font-weight="normal" officeooo:rsid="00214c36" style:font-size-asian="15pt" style:font-weight-asian="normal" style:font-size-complex="15pt" style:font-weight-complex="normal"/>
    </style:style>
    <style:style style:name="T7" style:family="text">
      <style:text-properties fo:color="#000000" fo:font-size="15pt" style:text-underline-style="none" fo:font-weight="normal" officeooo:rsid="0021efae" style:font-size-asian="15pt" style:font-weight-asian="normal" style:font-size-complex="15pt" style:font-weight-complex="normal"/>
    </style:style>
    <style:style style:name="T8" style:family="text">
      <style:text-properties fo:color="#000000" fo:font-size="15pt" style:text-underline-style="none" fo:font-weight="normal" officeooo:rsid="0024be0f" style:font-size-asian="15pt" style:font-weight-asian="normal" style:font-size-complex="15pt" style:font-weight-complex="normal"/>
    </style:style>
    <style:style style:name="T9" style:family="text">
      <style:text-properties fo:color="#000000" fo:font-size="15pt" style:text-underline-style="none" fo:font-weight="normal" officeooo:rsid="002fcbb8" style:font-size-asian="15pt" style:font-weight-asian="normal" style:font-size-complex="15pt" style:font-weight-complex="normal"/>
    </style:style>
    <style:style style:name="T10" style:family="text">
      <style:text-properties fo:color="#000000" fo:font-size="15pt" style:text-underline-style="none" fo:font-weight="normal" officeooo:rsid="003837b8" style:font-size-asian="15pt" style:font-weight-asian="normal" style:font-size-complex="15pt" style:font-weight-complex="normal"/>
    </style:style>
    <style:style style:name="T11" style:family="text">
      <style:text-properties officeooo:rsid="00443d12"/>
    </style:style>
    <style:style style:name="T12" style:family="text">
      <style:text-properties officeooo:rsid="004a8ce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text:p>
      <text:p text:style-name="P7">intro: </text:p>
      <text:list xml:id="list2884556538" text:style-name="L1">
        <text:list-item>
          <text:p text:style-name="P41">une autre facon de penser</text:p>
        </text:list-item>
        <text:list-item>
          <text:p text:style-name="P41">il faut que tous les details de chaque objet soit dans l objet lui meme</text:p>
        </text:list-item>
        <text:list-item>
          <text:p text:style-name="P41">plus facile a maintenir</text:p>
        </text:list-item>
        <text:list-item>
          <text:p text:style-name="P41">facile d ajouter des nouveaux types</text:p>
        </text:list-item>
        <text:list-item>
          <text:p text:style-name="P42">on ne sait pas comment l objet est fait juste on sait l utiliser(data abstraction)</text:p>
        </text:list-item>
        <text:list-item>
          <text:p text:style-name="P42">toutes facon oop est concues de data abstraction heritage et polymorphise</text:p>
        </text:list-item>
        <text:list-item>
          <text:p text:style-name="P43">le polymorphisme permet de reagir en run time</text:p>
        </text:list-item>
        <text:list-item>
          <text:p text:style-name="P43">il ya plusieurs definition d un objet</text:p>
        </text:list-item>
        <text:list-item>
          <text:p text:style-name="P43">dont: un objet est une chose qui a une identite un etat et un comportement.</text:p>
        </text:list-item>
        <text:list-item>
          <text:p text:style-name="P110"><text:span text:style-name="T1">Un objet peut: construire/detruire/faire une demande d info/set des parametres d un autres objet</text:span><text:span text:style-name="T2">(getters/setters)</text:span></text:p>
        </text:list-item>
        <text:list-item>
          <text:p text:style-name="P44">si on essaye d avoir une info private on a une erreur de compilation</text:p>
        </text:list-item>
      </text:list>
      <text:p text:style-name="P8"/>
      <text:p text:style-name="P2"><text:span text:style-name="T1">class </text:span><text:span text:style-name="T5">general</text:span><text:span text:style-name="T1">:</text:span></text:p>
      <text:p text:style-name="P2"><text:span text:style-name="T1"><text:tab/>le constructeur </text:span><text:span text:style-name="T3">a le meme nom que la classe. C est une fonction. Son utilisation est fait pour l initialisation</text:span></text:p>
      <text:p text:style-name="P9">dans le cpp file chaque fonction doit etre ecrit de la facon suivante:</text:p>
      <text:p text:style-name="P9"><text:tab/>person::person(){...}</text:p>
      <text:p text:style-name="P9">des qu on declare personn p ;</text:p>
      <text:p text:style-name="P9">on a cree un objet meme avant le main</text:p>
      <text:p text:style-name="P3"><text:span text:style-name="T1">a partir du moment ou le scope de la fonction finit tout de suite apres le Dctor fonctionne automatiquement.</text:span><text:span text:style-name="T4"> Si on a un objet global ou static alors a la fin du programme le dctor se lance.</text:span></text:p>
      <text:p text:style-name="P5"><text:span text:style-name="T4">S</text:span><text:span text:style-name="T1">i on fait free(NULL) rien ne se passe.</text:span></text:p>
      <text:p text:style-name="P10">si dans la classe il n ya pas de CTOR alors by default le compiler en cree une attention elle ne fait pas d initialisation.</text:p>
      <text:p text:style-name="P11">On peut avoir plusieurs constructeurs a partir du moment ou la signature est different.</text:p>
      <text:p text:style-name="P4"><text:span text:style-name="T1"><text:s/></text:span><text:span text:style-name="T5">Quand un menbre d une classe est aussi une classe a la consctruction de l objet il doit d abord cree l objet membre et apres il creera lui meme l objet.</text:span></text:p>
      <text:p text:style-name="P12">Pour eviter de faire fonctionner les constructeur inutilement il est permis de cree un objet plus tard dans une fonction et que il doit etre cree le plus proche de la ou on l utilise.</text:p>
      <text:p text:style-name="P12"/>
      <text:p text:style-name="P12">New and delete:</text:p>
      <text:list xml:id="list1306925742" text:style-name="L2">
        <text:list-item>
          <text:p text:style-name="P45">au lieu d utiliser malloc on utilise new il allouera de la place sur la heap et fera fonctionner le CTOR et inversement pour delete</text:p>
        </text:list-item>
        <text:list-item>
          <text:p text:style-name="P46"><text:soft-page-break/>si on a utiliser new faut absolument utiliser delete et pas free et inversement si on a utiliser malloc on utilise free et pas delete</text:p>
        </text:list-item>
        <text:list-item>
          <text:p text:style-name="P46">pour un array on utilise new personn[64] le compiler va louer de facon continue 64 place de personne et apres il fera 64 fois le constructor. </text:p>
        </text:list-item>
        <text:list-item>
          <text:p text:style-name="P46">Si on a pas de default CTOR impossible de cree un array on a une erreur de compilation</text:p>
        </text:list-item>
        <text:list-item>
          <text:p text:style-name="P46">pour supprimer un array il faut utiliser delete[] person et pas delete person parceque comme ca on a supprimer que le premier element on a une memory leaks</text:p>
        </text:list-item>
      </text:list>
      <text:p text:style-name="P12"/>
      <text:p text:style-name="P13">reference:</text:p>
      <text:list xml:id="list371493462" text:style-name="L3">
        <text:list-item>
          <text:p text:style-name="P47">c est un alias a un objet existent. Une fois qu on a fait une reference a un objet on ne peut pas changer l objet de reference.</text:p>
        </text:list-item>
        <text:list-item>
          <text:p text:style-name="P48">Dans une fonction en parametre il n ya pas de copies de l objet. Il peut changer la valeur de l objet original.</text:p>
        </text:list-item>
        <text:list-item>
          <text:p text:style-name="P49">A la place de char ** on fera char* &amp;</text:p>
        </text:list-item>
        <text:list-item>
          <text:p text:style-name="P50">si je lui demande l address de la reference il va me donner l adresse de l objet lui meme.</text:p>
        </text:list-item>
      </text:list>
      <text:p text:style-name="P14"/>
      <text:p text:style-name="P15">Const:</text:p>
      <text:list xml:id="list365793540" text:style-name="L4">
        <text:list-item>
          <text:p text:style-name="P51">const a la fin d une fonction nous dit que l objet ne peut pas changer(ses membres).</text:p>
        </text:list-item>
        <text:list-item>
          <text:p text:style-name="P52">Le const avant la fonction pour dire a l utilisateur de ma changer la valeur de retour.</text:p>
        </text:list-item>
      </text:list>
      <text:p text:style-name="P16"/>
      <text:p text:style-name="P17">Operator :</text:p>
      <text:list xml:id="list2682727819" text:style-name="L5">
        <text:list-item>
          <text:p text:style-name="P53">on peut faire un operator overloading pour changer la fonctionnalite d un operateur </text:p>
        </text:list-item>
        <text:list-item>
          <text:p text:style-name="P53">chaque fonction de ce type commence par Operator’operateur’</text:p>
        </text:list-item>
        <text:list-item>
          <text:p text:style-name="P53">il faut verifier que c est bien des objet different if(this != &amp;p)</text:p>
        </text:list-item>
        <text:list-item>
          <text:p text:style-name="P53">si on a pas definit un operateur overloading alors on peut pas acceder avec la fonction p2.operator=(p1)</text:p>
        </text:list-item>
      </text:list>
      <text:p text:style-name="P17"/>
      <text:p text:style-name="P17"/>
      <text:p text:style-name="P17"/>
      <text:p text:style-name="P18">code review string_t:</text:p>
      <text:list xml:id="list1299578006" text:style-name="L6">
        <text:list-item>
          <text:p text:style-name="P54">la difference entre fonctions et operators:</text:p>
          <text:list>
            <text:list-item>
              <text:p text:style-name="P54">obliger d avoir des parametres pour les operateurs</text:p>
            </text:list-item>
            <text:list-item>
              <text:p text:style-name="P55">la facon de les utiliser est differente: a+ b des 2 cotes alors que fonctions uniquement apres le nom de la fonction.</text:p>
            </text:list-item>
            <text:list-item>
              <text:p text:style-name="P55">Dans les operateur on peut aussi donner un type(sizeof, new...)</text:p>
            </text:list-item>
            <text:list-item>
              <text:p text:style-name="P55">fonctions uniquement des variables(par valeur ou par addresse).</text:p>
            </text:list-item>
          </text:list>
        </text:list-item>
        <text:list-item>
          <text:p text:style-name="P56"><text:soft-page-break/>Quand on utilise delete[] il va chercher au header combien supprimer. Si on a pas allouer de la place alors il ya pas de header et donc cree un bug, c est pour ca qu il faut verifier s il ya une allocation</text:p>
        </text:list-item>
        <text:list-item>
          <text:p text:style-name="P111"><text:span text:style-name="T1">dans le default ctor ne pas ecrire str = 0 cela evite toutes les </text:span><text:span text:style-name="T7">verifications</text:span><text:span text:style-name="T1">. Printf(“%s”, s.GetString()) cause une seg fault. </text:span><text:span text:style-name="T6">Il faut ecrire str = new char[4]; str[0] = ‘\o’;</text:span></text:p>
        </text:list-item>
        <text:list-item>
          <text:p text:style-name="P112"><text:span text:style-name="T1">new peut ne pas reussir </text:span><text:span text:style-name="T7">et jetter une exception pour l instant verifier NULL pointer</text:span></text:p>
        </text:list-item>
        <text:list-item>
          <text:p text:style-name="P57">new peut echouer a cause du manque de place dans la memoire ou alors memory leaks.</text:p>
        </text:list-item>
        <text:list-item>
          <text:p text:style-name="P58">Le fait de renvoyer une reference permet de shikshoukh de fonctions</text:p>
        </text:list-item>
        <text:list-item>
          <text:p text:style-name="P59">reflechir a chaque fois si on doit eviter le changement de data</text:p>
        </text:list-item>
        <text:list-item>
          <text:p text:style-name="P60">si on veut utiliser un operator dans un autre operator il faut utiliser l explicite declaration de l operator</text:p>
        </text:list-item>
        <text:list-item>
          <text:p text:style-name="P61">Person&amp; foo()</text:p>
          <text:p text:style-name="P61">{</text:p>
          <text:list>
            <text:list-header>
              <text:p text:style-name="P61">Person P;</text:p>
              <text:p text:style-name="P61">return P;</text:p>
            </text:list-header>
          </text:list>
          <text:p text:style-name="P61">}</text:p>
          <text:p text:style-name="P61"/>
        </text:list-item>
      </text:list>
      <text:p text:style-name="P6"><text:span text:style-name="T1"><text:tab/>Person j = foo(); alors ca marche bien parce que le compiler cree un objet <text:tab/>temp a la stack et par value <text:s/></text:span><text:span text:style-name="T9">donc au retour j va bien recevoir une copie d <text:tab/>un vrai objet</text:span></text:p>
      <text:p text:style-name="P21"><text:tab/>si j ai Person&amp; h = foo() il n y a pas de probleme de compilation mais par <text:tab/>contre il fait reference sur un objet qui existe plus.</text:p>
      <text:list xml:id="list382728195" text:style-name="L7">
        <text:list-item>
          <text:p text:style-name="P62">Const member function ne peut pas avoir acces a une non const member function </text:p>
        </text:list-item>
      </text:list>
      <text:p text:style-name="P20"/>
      <text:p text:style-name="P19"/>
      <text:p text:style-name="P22">Init data:</text:p>
      <text:list xml:id="list68694966" text:style-name="L8">
        <text:list-item>
          <text:p text:style-name="P113"><text:span text:style-name="T1">intarray_t:: intarray_t(int size){..} juste avant les accolades l objet existe. </text:span><text:span text:style-name="T8">L initialisation peut se faire sur des membres que si l objet existe.</text:span></text:p>
        </text:list-item>
        <text:list-item>
          <text:p text:style-name="P63">on peut initialiser les membres par intarray_t:: intarray_t(int size):numOfElemens(0), ....{}</text:p>
        </text:list-item>
        <text:list-item>
          <text:p text:style-name="P64">l ordre d initialisation est le meme que la declaration des membre dans le h file</text:p>
        </text:list-item>
        <text:list-item>
          <text:p text:style-name="P64">comprendre le slice 96-97 pour voir l importance de la list d initialisation. Ne pas oublier le const quand on est par reference.</text:p>
        </text:list-item>
        <text:list-item>
          <text:p text:style-name="P65">On est obliger d utiliser la liste d initialisation pour:</text:p>
          <text:list>
            <text:list-item>
              <text:p text:style-name="P65">s il ya pas de default ctor</text:p>
            </text:list-item>
            <text:list-item>
              <text:p text:style-name="P65">s il ya const</text:p>
            </text:list-item>
            <text:list-item>
              <text:p text:style-name="P65">un membre qui est une reference</text:p>
            </text:list-item>
          </text:list>
        </text:list-item>
        <text:list-item>
          <text:p text:style-name="P66"><text:soft-page-break/>j ai utiliser ir(*(new int)), ir est une reference alors pour le delete il faut le faire sur l addresse de la reference.</text:p>
        </text:list-item>
      </text:list>
      <text:p text:style-name="P23">IO:</text:p>
      <text:list xml:id="list2431467995" text:style-name="L9">
        <text:list-item>
          <text:p text:style-name="P67">contrairement a printf c ++ permet d avoir un IO qui fonction en temps de compilation.</text:p>
        </text:list-item>
        <text:list-item>
          <text:p text:style-name="P68">Cpp files sont sans le .h a la fin.</text:p>
        </text:list-item>
        <text:list-item>
          <text:p text:style-name="P69">On utilise un global overloading pour imprimer ou recevoir des parametres parce que les operateurs ca doit etre un objet qui doit utiliser l operateur mais la c est cin/cout qui utilise c est pour ca que c est global</text:p>
        </text:list-item>
        <text:list-item>
          <text:p text:style-name="P70">si on ne veut pas qu un ctor soit cree par le compiler et qu en plus on veut que si le user construit l objet par ce ctor il ya une erreur de compilation, alors on met ce ctor en private</text:p>
        </text:list-item>
        <text:list-item>
          <text:p text:style-name="P71">on ecrit la declaration du global overloading dans le h et l implementation dans le cpp</text:p>
        </text:list-item>
      </text:list>
      <text:p text:style-name="P10"/>
      <text:p text:style-name="P24">static:</text:p>
      <text:list xml:id="list1194250780" text:style-name="L10">
        <text:list-item>
          <text:p text:style-name="P72">tout ce qu il y a en c est toujours valable en c++ et donc pour static c est aussi valable</text:p>
        </text:list-item>
        <text:list-item>
          <text:p text:style-name="P72">static dans une classe n appartient pas a l objet mais a la classe il est partager a tout ses objets</text:p>
        </text:list-item>
        <text:list-item>
          <text:p text:style-name="P72">il faut faire une initiliasition en dehors des fonctions dans le cpp file</text:p>
        </text:list-item>
        <text:list-item>
          <text:p text:style-name="P72">il se situe aussi dans le data segment</text:p>
        </text:list-item>
        <text:list-item>
          <text:p text:style-name="P72">son scope est la classe</text:p>
        </text:list-item>
        <text:list-item>
          <text:p text:style-name="P72">il faut le mettre en private et cree une fonction qui s occupe de ca : static function.</text:p>
        </text:list-item>
        <text:list-item>
          <text:p text:style-name="P114"><text:span text:style-name="T1">Si on ecrit const a la fin de la static function on a une erreur de compilation parce que en ecrivant const on veut dire que l objet qui execute la fonction n est pas changer </text:span><text:span text:style-name="T10">alors que la il n y a pas d objet qui execute la fonction</text:span></text:p>
        </text:list-item>
        <text:list-item>
          <text:p text:style-name="P73">pour utiliser la static member function il faut lui donner le nom de la fonction complet</text:p>
        </text:list-item>
      </text:list>
      <text:p text:style-name="P25"/>
      <text:p text:style-name="P25">Inline:</text:p>
      <text:list xml:id="list2211050017" text:style-name="L11">
        <text:list-item>
          <text:p text:style-name="P74">une recursive fonction ne peut pas inline, fonction membre virtuel non plus</text:p>
        </text:list-item>
        <text:list-item>
          <text:p text:style-name="P75">compliquer d avoir une loop en inline</text:p>
        </text:list-item>
        <text:list-item>
          <text:p text:style-name="P75">contrairement au macro il ya une bdika de type ect </text:p>
        </text:list-item>
        <text:list-item>
          <text:p text:style-name="P76">si une fonction membre de classe est implement dans dans le h file alors elle est considerer par le compiler comme inline</text:p>
        </text:list-item>
        <text:list-item>
          <text:p text:style-name="P76">on peut aussi ecrire inline dans le h file et faire l implementation a l exterieur de la classe mais toujours dans le h file</text:p>
        </text:list-item>
        <text:list-item>
          <text:p text:style-name="P76"><text:soft-page-break/>pas toutes les fonctions inline le compiler les traduit concretement en inline</text:p>
        </text:list-item>
      </text:list>
      <text:p text:style-name="P26"/>
      <text:p text:style-name="P27">heritage:</text:p>
      <text:list xml:id="list1627887569" text:style-name="L12">
        <text:list-item>
          <text:p text:style-name="P77">la classe de la laquelle une autre classe herite est appeler basic class et celle qui herite est appeler derived class</text:p>
        </text:list-item>
        <text:list-item>
          <text:p text:style-name="P78">on l ecrit class intSor_t:public intArr_t{...}</text:p>
        </text:list-item>
        <text:list-item>
          <text:p text:style-name="P78">on peut pas heriter de constructor copy ctor dtor et operator=</text:p>
        </text:list-item>
        <text:list-item>
          <text:p text:style-name="P78">une fonction du fils qui existe chez la basic alors on dit que la fonction fils cache(hide) celle du pere</text:p>
        </text:list-item>
        <text:list-item>
          <text:p text:style-name="P79">si chez le pere il ya une fonction qui est chez le pere est pas chez le fils alors le fils l herite aussi sont implementation</text:p>
        </text:list-item>
        <text:list-item>
          <text:p text:style-name="P81">on herite des champs prive du pere mais on a pas d acces a ces champs</text:p>
        </text:list-item>
        <text:list-item>
          <text:p text:style-name="P82">le compiler chercher d abord la fonction demander chez le fils et tant qu il trouve pas il remonte jusqu a qu il peut plus</text:p>
        </text:list-item>
        <text:list-item>
          <text:p text:style-name="P83">on utilise la liste d initialisation pour utiliser le ctor du pere</text:p>
        </text:list-item>
        <text:list-item>
          <text:p text:style-name="P84">pour avoir un acces au membres privee on remplace le privee par protected ce qui veut dire que c est privee pour l exterieur mais public pour les deriver</text:p>
        </text:list-item>
        <text:list-item>
          <text:p text:style-name="P85">s il ya un lien logique entre le data member du pere et les besoins du fils, alors il faut metre la data member en protected alors que s il ya pas de lien alors on ecrit les data member en privee et des fonction protected pour avoir acces au membre sans que tt le monde a acces</text:p>
        </text:list-item>
        <text:list-item>
          <text:p text:style-name="P80"><text:span text:style-name="T11">si impossible de supprimer un objet alors impossible de le cree</text:span> </text:p>
        </text:list-item>
        <text:list-item>
          <text:p text:style-name="P86">on peut heriter de plusieurs classes mais c est a eviter </text:p>
        </text:list-item>
        <text:list-item>
          <text:p text:style-name="P87">si dans les 2 classes mere ont le meme nom de fonction on arrive a un pb d ambiguite donc le compiler ne laisse pas faire. Pour repondre a ce pb la classe fille devra cree elle aussi une fonction a ce nom la pour cacher les autres. Ou alors quand utilise la fonction on peut lui dire explicitement le nom de la fonction qu on veut mais ce n est pas une solution preferentiel.</text:p>
        </text:list-item>
        <text:list-item>
          <text:p text:style-name="P87"><text:s/><text:span text:style-name="T12">Vient alors le virtual mais des fois on veut les tkhounot des deux (le porte monnaie du pere plus celui de la mere)</text:span></text:p>
        </text:list-item>
        <text:list-item>
          <text:p text:style-name="P88">pas obliger que les 2 parents soit virtuel un seul des 2 suffit.</text:p>
        </text:list-item>
        <text:list-item>
          <text:p text:style-name="P89">Il faudra dans le constructor du fils lui dire explicitement d aller chez la classe gp car sinon le compiler va lui aller directement chez le gp pour executer le default CTOR</text:p>
        </text:list-item>
        <text:list-item>
          <text:p text:style-name="P89">cast de base differente donne des addresse differente</text:p>
        </text:list-item>
      </text:list>
      <text:p text:style-name="P28"/>
      <text:p text:style-name="P28"/>
      <text:p text:style-name="P28"/>
      <text:p text:style-name="P28"/>
      <text:p text:style-name="P28"/>
      <text:p text:style-name="P29"><text:soft-page-break/>Polymorphisme:</text:p>
      <text:list xml:id="list685209013" text:style-name="L13">
        <text:list-item>
          <text:p text:style-name="P90">pour que au moment de la compilation le compiler ne peut pas decider quelle fonction utiliser on utilise le mot virtual comme ca c est en fonction de type qu il sera decider quelle fonctions choisir</text:p>
        </text:list-item>
        <text:list-item>
          <text:p text:style-name="P91">si dans la fonction mere est virtuel alors automatiquement dans tous les enfants la meme fonction est virtuel</text:p>
        </text:list-item>
        <text:list-item>
          <text:p text:style-name="P91">on dit que la fonction est override</text:p>
        </text:list-item>
        <text:list-item>
          <text:p text:style-name="P91">si la fonction est protected??? a experimenter</text:p>
        </text:list-item>
        <text:list-item>
          <text:p text:style-name="P91">pour chaque classe polymorphisme le compiler rajoute un pointeur vers le virtual table donc dans chaque objet il ya ce pointeur</text:p>
        </text:list-item>
        <text:list-item>
          <text:p text:style-name="P92">une fonction virtuel ne peut pas etre inline parce que en tempsd e compilation le compiler ne peut pas savoir quel code amener</text:p>
        </text:list-item>
        <text:list-item>
          <text:p text:style-name="P93">s il ya une fonction virtuelle alors le dctor doit etre virtuel</text:p>
        </text:list-item>
        <text:list-item>
          <text:p text:style-name="P93">s il ya une possibilite qu une classe soit heriter meme s il y a pas de fonctions virtuel il faut que le dctor soit virtuel</text:p>
        </text:list-item>
        <text:list-item>
          <text:p text:style-name="P93">il faut penser au tt debut que tt est virtuel et s il ya vraiment pas besoin on enleve le polymorphisme d une classe</text:p>
        </text:list-item>
        <text:list-item>
          <text:p text:style-name="P94">si on a fournit une fonction virtuel le link a besoin d une implementation pour creer le virtual table</text:p>
        </text:list-item>
      </text:list>
      <text:p text:style-name="P30"/>
      <text:p text:style-name="P31">Abc:</text:p>
      <text:list xml:id="list3062741765" text:style-name="L14">
        <text:list-item>
          <text:p text:style-name="P95">pure virtuel = 0 apres la declaration de la fonction</text:p>
        </text:list-item>
        <text:list-item>
          <text:p text:style-name="P95">c est pas parceque c est pure virtuel qu on peut pas ecrire une implementation</text:p>
        </text:list-item>
        <text:list-item>
          <text:p text:style-name="P95">le dctor peut etre pure virtuel mais doit forcement avoir une implementation</text:p>
        </text:list-item>
      </text:list>
      <text:p text:style-name="P31"/>
      <text:p text:style-name="P32">friend:</text:p>
      <text:list xml:id="list2985958875" text:style-name="L15">
        <text:list-item>
          <text:p text:style-name="P96">ils ont acces au membre privee d une classe</text:p>
        </text:list-item>
        <text:list-item>
          <text:p text:style-name="P97">peut importe la partie de la classe on le met mais vaut mieu le mettre au debut de la classe</text:p>
        </text:list-item>
        <text:list-item>
          <text:p text:style-name="P97">l ordre le mieux est public protected private</text:p>
        </text:list-item>
        <text:list-item>
          <text:p text:style-name="P97">le polymorphisme est conserver </text:p>
        </text:list-item>
        <text:list-item>
          <text:p text:style-name="P98">les friends des enfants n est pas friend des parents et inversement</text:p>
        </text:list-item>
        <text:list-item>
          <text:p text:style-name="P99">on peut definir une class friend d une autre ca veut dire que ttes les fonctions membre de la classe amis a acces au membre privee de la classe initial</text:p>
        </text:list-item>
        <text:list-item>
          <text:p text:style-name="P99">il n y a pas de transitivite</text:p>
        </text:list-item>
      </text:list>
      <text:p text:style-name="P33"/>
      <text:p text:style-name="P33"/>
      <text:p text:style-name="P33"/>
      <text:p text:style-name="P33"/>
      <text:p text:style-name="P33"><text:soft-page-break/>Exception Handler:</text:p>
      <text:list xml:id="list2680247041" text:style-name="L16">
        <text:list-item>
          <text:p text:style-name="P100">on peut envoyer soit un objet soit une reference d un objet soit une addresse de l objet</text:p>
        </text:list-item>
        <text:list-item>
          <text:p text:style-name="P101">throw permet de jeter l exception</text:p>
        </text:list-item>
        <text:list-item>
          <text:p text:style-name="P101">si une fonction peut jeter une exception elle doit forcement etre dans etre dans un try bloc</text:p>
        </text:list-item>
        <text:list-item>
          <text:p text:style-name="P101">tout try bloc doit finir forcement par au moins un catch</text:p>
        </text:list-item>
        <text:list-item>
          <text:p text:style-name="P101">il n ya pas de conversion dans un catch faut etre precis</text:p>
        </text:list-item>
        <text:list-item>
          <text:p text:style-name="P101">catch avec ... veut dire il prend tout ce qui est envoyer c est pour ca qu il est en dernier</text:p>
        </text:list-item>
        <text:list-item>
          <text:p text:style-name="P101">si on a un catch pour base et un pour derived il faut que le derived soit avant celui du base</text:p>
        </text:list-item>
        <text:list-item>
          <text:p text:style-name="P102">s il ya un new le dctor ne se met en place et donc il faudra mettre en place un try catch pour faire marcher le dctor <text:s/>et renvoyer l exception plus haut</text:p>
        </text:list-item>
      </text:list>
      <text:p text:style-name="P34"/>
      <text:p text:style-name="P35">code review Library:</text:p>
      <text:list xml:id="list3598495395" text:style-name="L17">
        <text:list-item>
          <text:p text:style-name="P103">l operator = est copy Ctor doit etre en private.</text:p>
        </text:list-item>
        <text:list-item>
          <text:p text:style-name="P104">Ne pas mettre l isbn dans le ctor</text:p>
        </text:list-item>
        <text:list-item>
          <text:p text:style-name="P104">ne pas oublier le const dans les membre de book</text:p>
        </text:list-item>
      </text:list>
      <text:p text:style-name="P36"/>
      <text:p text:style-name="P37">toujours fournir default ctor ... <text:s/>meme si sur le moment pas besoin disons que ds une semaine on a besoin de rajouter ce ctor alors tout les fichiers qui ont fait include doit etre recompiler alors que s il est fournit juste son implementation dans le cpp change et donc il ya que un fichier qui sera recompiler.</text:p>
      <text:p text:style-name="P38"/>
      <text:p text:style-name="P38">Template template parameters</text:p>
      <text:p text:style-name="P38"/>
      <text:p text:style-name="P39">STL associative:</text:p>
      <text:list xml:id="list3463127143" text:style-name="L18">
        <text:list-item>
          <text:p text:style-name="P105">ils utilisent les predicates</text:p>
        </text:list-item>
        <text:list-item>
          <text:p text:style-name="P105">il ya des built in type par exemple dans le less if faut qu il soit definit l operator&lt;</text:p>
        </text:list-item>
        <text:list-item>
          <text:p text:style-name="P105">class set ne permet pas duplicate key</text:p>
        </text:list-item>
        <text:list-item>
          <text:p text:style-name="P105">set est ordonee</text:p>
        </text:list-item>
        <text:list-item>
          <text:p text:style-name="P105">le compare less est par default</text:p>
        </text:list-item>
        <text:list-item>
          <text:p text:style-name="P105">insert renvoi une pair qui contient un iterator et un booleen si il a reussi a inserer alors le bool est true et l iterator pointe sur l objet en question sinon le bool est false et l iterator pointe sur end</text:p>
        </text:list-item>
      </text:list>
      <text:p text:style-name="P39"/>
      <text:list xml:id="list174739254502279" text:continue-numbering="true" text:style-name="L18">
        <text:list-item>
          <text:p text:style-name="P105">pour le map il y a la key et la value</text:p>
        </text:list-item>
        <text:list-item>
          <text:p text:style-name="P106">impossible d avoir des duplicate key</text:p>
        </text:list-item>
        <text:list-item>
          <text:p text:style-name="P106">pair est une struct qui contient 2 template parametre et un ctor pour la map par exemple first correspond a la key et le second value</text:p>
        </text:list-item>
        <text:list-item>
          <text:p text:style-name="P107"><text:soft-page-break/>l operator[] n est pas redefinit dans multimap</text:p>
        </text:list-item>
      </text:list>
      <text:p text:style-name="P40"/>
      <text:p text:style-name="P40"/>
      <text:list xml:id="list174737847975885" text:continue-numbering="true" text:style-name="L18">
        <text:list-header>
          <text:p text:style-name="P107">Agorithms:</text:p>
        </text:list-header>
        <text:list-item>
          <text:p text:style-name="P107">il ya une 100 d algorithms</text:p>
        </text:list-item>
      </text:list>
      <text:p text:style-name="P40"/>
      <text:p text:style-name="P40">Comment choisir son conteneur:</text:p>
      <text:list xml:id="list2507385060" text:style-name="L19">
        <text:list-item>
          <text:p text:style-name="P108">selon l acces, comment ils sont organiser dans le conteneur,...</text:p>
        </text:list-item>
        <text:list-item>
          <text:p text:style-name="P109">dans tt les stl if faut poser la question sur le end(ca veut dire qu il a pas trouver)</text:p>
        </text:list-item>
      </text:list>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09:01:36.800611528</meta:creation-date>
    <dc:date>2019-04-03T17:47:37.269859287</dc:date>
    <meta:editing-duration>P4DT11H19M54S</meta:editing-duration>
    <meta:editing-cycles>10</meta:editing-cycles>
    <meta:generator>LibreOffice/6.0.7.3$Linux_X86_64 LibreOffice_project/00m0$Build-3</meta:generator>
    <meta:document-statistic meta:table-count="0" meta:image-count="0" meta:object-count="0" meta:page-count="8" meta:paragraph-count="170" meta:word-count="2656" meta:character-count="13338" meta:non-whitespace-character-count="10966"/>
  </office:meta>
</office:document-meta>
</file>